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office:value-type="string">
            <text:p>o0106.fl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</text:p>
          </table:table-cell>
          <table:table-cell/>
          <table:table-cell office:value-type="string">
            <text:p>PS3</text:p>
          </table:table-cell>
          <table:table-cell table:number-columns-repeated="1019"/>
        </table:table-row>
        <table:table-row table:style-name="ro1">
          <table:table-cell office:value-type="string">
            <text:p>+0x0000</text:p>
          </table:table-cell>
          <table:table-cell office:value-type="string">
            <text:p>0x6 string</text:p>
          </table:table-cell>
          <table:table-cell table:number-columns-repeated="2" office:value-type="string">
            <text:p>"FLVER"</text:p>
          </table:table-cell>
          <table:table-cell table:number-columns-repeated="1019"/>
        </table:table-row>
        <table:table-row table:style-name="ro1">
          <table:table-cell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ittle endian</text:p>
          </table:table-cell>
          <table:table-cell office:value-type="string">
            <text:p>"B"ig endian</text:p>
          </table:table-cell>
          <table:table-cell table:number-columns-repeated="1019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table:number-columns-repeated="2" office:value-type="string">
            <text:p>0002000C</text:p>
          </table:table-cell>
          <table:table-cell table:number-columns-repeated="1019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00000440</text:p>
          </table:table-cell>
          <table:table-cell office:value-type="string">
            <text:p>00000480</text:p>
          </table:table-cell>
          <table:table-cell office:value-type="string">
            <text:p>Start of vertex &amp; face data</text:p>
          </table:table-cell>
          <table:table-cell table:number-columns-repeated="1018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00000FC0</text:p>
          </table:table-cell>
          <table:table-cell office:value-type="string">
            <text:p>00001380</text:p>
          </table:table-cell>
          <table:table-cell office:value-type="string">
            <text:p>Length of vertex &amp; face data</text:p>
          </table:table-cell>
          <table:table-cell table:number-columns-repeated="1018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office:value-type="string">
            <text:p>Number of 0x40 structs</text:p>
          </table:table-cell>
          <table:table-cell table:number-columns-repeated="1018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Number of 0x20 structs</text:p>
          </table:table-cell>
          <table:table-cell table:number-columns-repeated="1018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0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2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long</text:p>
          </table:table-cell>
          <table:table-cell table:number-columns-repeated="2"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00000128</text:p>
          </table:table-cell>
          <table:table-cell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00000110</text:p>
          </table:table-cell>
          <table:table-cell office:value-type="string">
            <text:p>08010000</text:p>
          </table:table-cell>
          <table:table-cell table:number-columns-repeated="1019"/>
        </table:table-row>
        <table:table-row table:style-name="ro1">
          <table:table-cell office:value-type="string">
            <text:p>+0x004C</text:p>
          </table:table-cell>
          <table:table-cell office:value-type="string">
            <text:p>short</text:p>
          </table:table-cell>
          <table:table-cell office:value-type="string">
            <text:p>00000000</text:p>
          </table:table-cell>
          <table:table-cell office:value-type="string">
            <text:p>0000FFFF</text:p>
          </table:table-cell>
          <table:table-cell table:number-columns-repeated="1019"/>
        </table:table-row>
        <table:table-row table:style-name="ro1">
          <table:table-cell office:value-type="string">
            <text:p>+0x005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54</text:p>
          </table:table-cell>
          <table:table-cell/>
          <table:table-cell office:value-type="string">
            <text:p>00000002</text:p>
          </table:table-cell>
          <table:table-cell office:value-type="string">
            <text:p>00000004</text:p>
          </table:table-cell>
          <table:table-cell table:number-columns-repeated="1019"/>
        </table:table-row>
        <table:table-row table:style-name="ro1">
          <table:table-cell office:value-type="string">
            <text:p>+0x0058</text:p>
          </table:table-cell>
          <table:table-cell/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5C</text:p>
          </table:table-cell>
          <table:table-cell/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60</text:p>
          </table:table-cell>
          <table:table-cell office:value-type="string">
            <text:p>0x20 zero'd</text:p>
          </table:table-cell>
          <table:table-cell table:number-columns-repeated="1021"/>
        </table:table-row>
        <table:table-row table:style-name="ro1">
          <table:table-cell office:value-type="string">
            <text:p>+0x0080</text:p>
          </table:table-cell>
          <table:table-cell table:style-name="ce2" office:value-type="string">
            <text:p>long</text:p>
          </table:table-cell>
          <table:table-cell office:value-type="string">
            <text:p>00000340</text:p>
          </table:table-cell>
          <table:table-cell office:value-type="string">
            <text:p>00000380</text:p>
          </table:table-cell>
          <table:table-cell office:value-type="string">
            <text:p>Offset of "01"</text:p>
          </table:table-cell>
          <table:table-cell table:number-columns-repeated="1018"/>
        </table:table-row>
        <table:table-row table:style-name="ro1">
          <table:table-cell office:value-type="string">
            <text:p>+0x0084</text:p>
          </table:table-cell>
          <table:table-cell office:value-type="string">
            <text:p>long</text:p>
          </table:table-cell>
          <table:table-cell office:value-type="string">
            <text:p>00000346</text:p>
          </table:table-cell>
          <table:table-cell office:value-type="string">
            <text:p>00000386</text:p>
          </table:table-cell>
          <table:table-cell office:value-type="string">
            <text:p>Offset of mtd path</text:p>
          </table:table-cell>
          <table:table-cell table:number-columns-repeated="1018"/>
        </table:table-row>
        <table:table-row table:style-name="ro1">
          <table:table-cell office:value-type="string">
            <text:p>+0x0088</text:p>
          </table:table-cell>
          <table:table-cell office:value-type="string">
            <text:p>long</text:p>
          </table:table-cell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8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000000EE</text:p>
          </table:table-cell>
          <table:table-cell office:value-type="string">
            <text:p>000000E2</text:p>
          </table:table-cell>
          <table:table-cell office:value-type="string">
            <text:p>Length of 01 &amp; mtd path</text:p>
          </table:table-cell>
          <table:table-cell table:number-columns-repeated="1018"/>
        </table:table-row>
        <table:table-row table:style-name="ro1">
          <table:table-cell office:value-type="string">
            <text:p>+0x0094</text:p>
          </table:table-cell>
          <table:table-cell office:value-type="string">
            <text:p>0x18 zero'd</text:p>
          </table:table-cell>
          <table:table-cell table:number-columns-repeated="1021"/>
        </table:table-row>
        <table:table-row table:style-name="ro1">
          <table:table-cell office:value-type="string">
            <text:p>+0x00AC</text:p>
          </table:table-cell>
          <table:table-cell office:value-type="string">
            <text:p>long</text:p>
          </table:table-cell>
          <table:table-cell office:value-type="string">
            <text:p>00000430</text:p>
          </table:table-cell>
          <table:table-cell office:value-type="string">
            <text:p>00000470</text:p>
          </table:table-cell>
          <table:table-cell office:value-type="string">
            <text:p>Offset to name</text:p>
          </table:table-cell>
          <table:table-cell table:number-columns-repeated="1018"/>
        </table:table-row>
        <table:table-row table:style-name="ro1">
          <table:table-cell office:value-type="string">
            <text:p>+0x00B0</text:p>
          </table:table-cell>
          <table:table-cell office:value-type="string">
            <text:p>long</text:p>
          </table:table-cell>
          <table:table-cell table:number-columns-repeated="2"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4</text:p>
          </table:table-cell>
          <table:table-cell office:value-type="string">
            <text:p>long</text:p>
          </table:table-cell>
          <table:table-cell table:number-columns-repeated="2"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8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BC</text:p>
          </table:table-cell>
          <table:table-cell office:value-type="string">
            <text:p>long</text:p>
          </table:table-cell>
          <table:table-cell table:number-columns-repeated="2"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C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CC</text:p>
          </table:table-cell>
          <table:table-cell office:value-type="string">
            <text:p>long</text:p>
          </table:table-cell>
          <table:table-cell table:number-columns-repeated="2"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D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D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E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E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F0</text:p>
          </table:table-cell>
          <table:table-cell office:value-type="string">
            <text:p>0x24 zero'd</text:p>
          </table:table-cell>
          <table:table-cell table:number-columns-repeated="1021"/>
        </table:table-row>
        <table:table-row table:style-name="ro1">
          <table:table-cell office:value-type="string">
            <text:p>+0x0134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138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13C</text:p>
          </table:table-cell>
          <table:table-cell office:value-type="string">
            <text:p>long</text:p>
          </table:table-cell>
          <table:table-cell office:value-type="string">
            <text:p>00000310</text:p>
          </table:table-cell>
          <table:table-cell office:value-type="string">
            <text:p>00000350</text:p>
          </table:table-cell>
          <table:table-cell table:number-columns-repeated="1019"/>
        </table:table-row>
        <table:table-row table:style-name="ro1">
          <table:table-cell office:value-type="string">
            <text:p>+0x014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4</text:p>
          </table:table-cell>
          <table:table-cell office:value-type="string">
            <text:p>long</text:p>
          </table:table-cell>
          <table:table-cell office:value-type="string">
            <text:p>00000320</text:p>
          </table:table-cell>
          <table:table-cell office:value-type="string">
            <text:p>00000360</text:p>
          </table:table-cell>
          <table:table-cell table:number-columns-repeated="1019"/>
        </table:table-row>
        <table:table-row table:style-name="ro1">
          <table:table-cell office:value-type="string">
            <text:p>+0x0148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C</text:p>
          </table:table-cell>
          <table:table-cell office:value-type="string">
            <text:p>long</text:p>
          </table:table-cell>
          <table:table-cell office:value-type="string">
            <text:p>00000330</text:p>
          </table:table-cell>
          <table:table-cell office:value-type="string">
            <text:p>00000370</text:p>
          </table:table-cell>
          <table:table-cell table:number-columns-repeated="1019"/>
        </table:table-row>
        <table:table-row table:style-name="ro1">
          <table:table-cell office:value-type="string">
            <text:p>+0x0150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 office:value-type="string">
            <text:p>40000000</text:p>
          </table:table-cell>
          <table:table-cell table:number-columns-repeated="1019"/>
        </table:table-row>
        <table:table-row table:style-name="ro1">
          <table:table-cell office:value-type="string">
            <text:p>+0x0154</text:p>
          </table:table-cell>
          <table:table-cell office:value-type="string">
            <text:p>long</text:p>
          </table:table-cell>
          <table:table-cell office:value-type="string">
            <text:p>00000101</text:p>
          </table:table-cell>
          <table:table-cell office:value-type="string">
            <text:p>00010000</text:p>
          </table:table-cell>
          <table:table-cell table:number-columns-repeated="1019"/>
        </table:table-row>
        <table:table-row table:style-name="ro1">
          <table:table-cell office:value-type="string">
            <text:p>+0x0158</text:p>
          </table:table-cell>
          <table:table-cell office:value-type="string">
            <text:p>long</text:p>
          </table:table-cell>
          <table:table-cell office:value-type="string">
            <text:p>000000B6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>
          <table:table-cell office:value-type="string">
            <text:p>+0x015C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0000016C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>
          <table:table-cell office:value-type="string">
            <text:p>+0x0164</text:p>
          </table:table-cell>
          <table:table-cell office:value-type="string">
            <text:p>0xC zero'd</text:p>
          </table:table-cell>
          <table:table-cell table:number-columns-repeated="1021"/>
        </table:table-row>
        <table:table-row table:style-name="ro1">
          <table:table-cell office:value-type="string">
            <text:p>+0x0170</text:p>
          </table:table-cell>
          <table:table-cell office:value-type="string">
            <text:p>long</text:p>
          </table:table-cell>
          <table:table-cell office:value-type="string">
            <text:p>01000000</text:p>
          </table:table-cell>
          <table:table-cell office:value-type="string">
            <text:p>41000000</text:p>
          </table:table-cell>
          <table:table-cell table:number-columns-repeated="1019"/>
        </table:table-row>
        <table:table-row table:style-name="ro1">
          <table:table-cell office:value-type="string">
            <text:p>+0x0174</text:p>
          </table:table-cell>
          <table:table-cell office:value-type="string">
            <text:p>long</text:p>
          </table:table-cell>
          <table:table-cell office:value-type="string">
            <text:p>00000101</text:p>
          </table:table-cell>
          <table:table-cell office:value-type="string">
            <text:p>00010000</text:p>
          </table:table-cell>
          <table:table-cell table:number-columns-repeated="1019"/>
        </table:table-row>
        <table:table-row table:style-name="ro1">
          <table:table-cell office:value-type="string">
            <text:p>+0x0178</text:p>
          </table:table-cell>
          <table:table-cell office:value-type="string">
            <text:p>long</text:p>
          </table:table-cell>
          <table:table-cell office:value-type="string">
            <text:p>00000056</text:p>
          </table:table-cell>
          <table:table-cell office:value-type="string">
            <text:p>000000D0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+0x01C8</text:p>
          </table:table-cell>
          <table:table-cell office:value-type="string">
            <text:p>long</text:p>
          </table:table-cell>
          <table:table-cell table:number-columns-repeated="2"/>
          <table:table-cell office:value-type="string">
            <text:p>Length of vertex data</text:p>
          </table:table-cell>
          <table:table-cell table:number-columns-repeated="1018"/>
        </table:table-row>
        <table:table-row table:style-name="ro1" table:number-rows-repeated="104850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2016-10-12</text:date>, <text:time>09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3M53S</meta:editing-duration>
    <meta:editing-cycles>10</meta:editing-cycles>
    <meta:generator>OpenOffice/4.1.1$Win32 OpenOffice.org_project/411m6$Build-9775</meta:generator>
    <dc:date>2016-10-12T09:36:49.11</dc:date>
    <meta:document-statistic meta:table-count="1" meta:cell-count="233" meta:object-count="0"/>
    <meta:user-defined meta:name="Info 1"/>
    <meta:user-defined meta:name="Info 2"/>
    <meta:user-defined meta:name="Info 3"/>
    <meta:user-defined meta:name="Info 4"/>
  </office:meta>
</office:document-meta>
</file>